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0d5d9" style:font-size-asian="9pt" style:font-name="vardana" style:font-size-complex="9pt" officeooo:rsid="0070d5d9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font-size-asian="11.5pt" style:text-outline="false" style:text-line-through-type="none" style:font-name="vardana1" fo:letter-spacing="normal" style:text-line-through-style="none" fo:text-shadow="none" fo:font-size="11.5pt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font-size-asian="11.5pt" style:text-outline="false" style:text-line-through-type="none" style:font-name="vardana1" fo:letter-spacing="normal" style:text-line-through-style="none" officeooo:rsid="00734368" fo:text-shadow="none" fo:font-size="11.5pt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fo:font-weight="bold" fo:font-style="normal" style:text-underline-style="none" style:font-size-asian="11.5pt" style:text-outline="false" style:text-line-through-type="none" style:font-name="Verdana" fo:letter-spacing="normal" style:text-line-through-style="none" fo:text-shadow="none" fo:font-size="11.5pt" style:font-style-asian="normal" style:text-emphasize="none" style:letter-kerning="true" fo:color="#17365d" style:font-weight-asian="bold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60378752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 text:style-name="P20"><text:span text:style-name="T7"><office:annotation><dc:creator>POD</dc:creator><dc:date>2015-03-12T15:23:37</dc:date><text:p>Error while evaluating expression "Observaciones". name 'Observaciones' is not defined</text:p></office:annotation></text:span><office:annotation><dc:creator>POD</dc:creator><dc:date>2015-03-12T15:23:37</dc:date><text:p>Bad element "textfrom". An element identifies the part of the document that will be impacted by the command. It must be one of ('text', 'title', 'section', 'table', 'row', 'cell').</text:p></office:annotation><text:change-end text:change-id="ct71647088"/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60378752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 text:style-name="P20"><text:span text:style-name="T7"><office:annotation><dc:creator>POD</dc:creator><dc:date>2015-03-12T15:23:37</dc:date><text:p>Error while evaluating expression "Observaciones". name 'Observaciones' is not defined</text:p></office:annotation></text:span><office:annotation><dc:creator>POD</dc:creator><dc:date>2015-03-12T15:23:37</dc:date><text:p>Bad element "textfrom". An element identifies the part of the document that will be impacted by the command. It must be one of ('text', 'title', 'section', 'table', 'row', 'cell').</text:p></office:annotation><text:change-end text:change-id="ct71647088"/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22:57.957448156</dc:date>
    <meta:editing-duration>PT22H42M7S</meta:editing-duration>
    <meta:editing-cycles>78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7" meta:character-count="934" meta:non-whitespace-character-count="850"/>
  </office:meta>
</office:document-meta>
</file>